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af5c2" officeooo:paragraph-rsid="000af5c2"/>
    </style:style>
    <style:style style:name="T1" style:family="text">
      <style:text-properties officeooo:rsid="000b8334"/>
    </style:style>
    <style:style style:name="T2" style:family="text">
      <style:text-properties officeooo:rsid="000c8665"/>
    </style:style>
    <style:style style:name="T3" style:family="text">
      <style:text-properties officeooo:rsid="000e54f2"/>
    </style:style>
    <style:style style:name="T4" style:family="text">
      <style:text-properties officeooo:rsid="00144531"/>
    </style:style>
    <style:style style:name="T5" style:family="text">
      <style:text-properties officeooo:rsid="0018677b"/>
    </style:style>
    <style:style style:name="T6" style:family="text">
      <style:text-properties officeooo:rsid="001eea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exual reproduction is considered to be advantageous at the individual level, as it does not involve the cost of mating encountered in sexual reproduction. Despite this apparent benefit, asexuality is <text:span text:style-name="T1">generally </text:span>rare. <text:span text:style-name="T1">Some insect groups present high proportions of asexual species. For instance in the hymenoptera superfamily </text:span>Chalcidoidea, <text:span text:style-name="T6">many asexual species can be found.</text:span>In this <text:span text:style-name="T5">large scale comparative analysis</text:span>, <text:span text:style-name="T2">we</text:span> investigate <text:span text:style-name="T2">various ecological traits associated with asexual reproduction. Ecological traits were gathered both manually from the scientific literature, and automatically from an exhaustive online database</text:span>. <text:span text:style-name="T3">Reproductive mode was inferred using a previously developed list, based on scientific literature. Although it has often been pointed out that asexuality often occurs in small species, pairwise analysis between asexual and sexual sister species revealed no significant association between reproduction mode and body size. We also found asexual species to have more host species than their sexual relatives, indicating that they tend to be more generalist than their sexual counterparts. Finally, we found that asexuals can occupy more extreme latitudes than sexuals. This <text:s/>has been suggested before, but to our knowledge, this is the first study to document it on a large species-wise sc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7:42:22.157055759</meta:creation-date>
    <dc:date>2016-11-21T00:02:23.583396266</dc:date>
    <meta:editing-duration>PT5H15M45S</meta:editing-duration>
    <meta:editing-cycles>19</meta:editing-cycles>
    <meta:generator>LibreOffice/5.1.6.2.0$Linux_X86_64 LibreOffice_project/10$Build-2</meta:generator>
    <meta:document-statistic meta:table-count="0" meta:image-count="0" meta:object-count="0" meta:page-count="1" meta:paragraph-count="1" meta:word-count="190" meta:character-count="1317" meta:non-whitespace-character-count="1127"/>
  </office:meta>
</office:document-meta>
</file>